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9"/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anel height</text:p>
          </table:table-cell>
          <table:table-cell table:style-name="Default" office:value-type="float" office:value="128.5" calcext:value-type="float">
            <text:p>128.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cb height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led diameter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ot diameter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nob diameter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ack diameter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anel offset</text:p>
          </table:table-cell>
          <table:table-cell table:style-name="Default" table:formula="of:=(panel_height-pcb_height)/2" office:value-type="float" office:value="9.75" calcext:value-type="float">
            <text:p>9.7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lock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offset x</text:p>
          </table:table-cell>
          <table:table-cell office:value-type="float" office:value="19.933" calcext:value-type="float">
            <text:p>19.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ffset y</text:p>
          </table:table-cell>
          <table:table-cell office:value-type="float" office:value="205.21" calcext:value-type="float">
            <text:p>205.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15]+clock_x_offset-(led_diameter/2)" office:value-type="float" office:value="27.433" calcext:value-type="float">
            <text:p>27.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87" calcext:value-type="float">
            <text:p>102.87</text:p>
          </table:table-cell>
          <table:table-cell table:formula="of:=[.E16]+clock_y_offset+panel_offset-(led_diameter/2)" office:value-type="float" office:value="315.33" calcext:value-type="float">
            <text:p>315.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e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18]+clock_x_offset-(pot_diameter/2)" office:value-type="float" office:value="26.683" calcext:value-type="float">
            <text:p>26.6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92.71" calcext:value-type="float">
            <text:p>92.71</text:p>
          </table:table-cell>
          <table:table-cell table:formula="of:=[.E19]+clock_y_offset+panel_offset-(pot_diameter/2)" office:value-type="float" office:value="304.42" calcext:value-type="float">
            <text:p>304.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ty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21]+clock_x_offset-(pot_diameter/2)" office:value-type="float" office:value="26.683" calcext:value-type="float">
            <text:p>26.6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77.35" calcext:value-type="float">
            <text:p>77.35</text:p>
          </table:table-cell>
          <table:table-cell table:formula="of:=[.E22]+clock_y_offset+panel_offset-(pot_diameter/2)" office:value-type="float" office:value="289.06" calcext:value-type="float">
            <text:p>289.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e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24]+clock_x_offset-(knob_diameter/2)" office:value-type="float" office:value="23.933" calcext:value-type="float">
            <text:p>23.9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92.71" calcext:value-type="float">
            <text:p>92.71</text:p>
          </table:table-cell>
          <table:table-cell table:formula="of:=[.E25]+clock_y_offset+panel_offset-(knob_diameter/2)" office:value-type="float" office:value="301.67" calcext:value-type="float">
            <text:p>301.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ty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27]+clock_x_offset-(knob_diameter/2)" office:value-type="float" office:value="23.933" calcext:value-type="float">
            <text:p>23.9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77.35" calcext:value-type="float">
            <text:p>77.35</text:p>
          </table:table-cell>
          <table:table-cell table:formula="of:=[.E28]+clock_y_offset+panel_offset-(knob_diameter/2)" office:value-type="float" office:value="286.31" calcext:value-type="float">
            <text:p>286.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 O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30]+clock_x_offset-(jack_diameter/2)" office:value-type="float" office:value="26.933" calcext:value-type="float">
            <text:p>26.933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6.35" calcext:value-type="float">
            <text:p>6.35</text:p>
          </table:table-cell>
          <table:table-cell table:style-name="ce10" table:formula="of:=[.E31]+clock_y_offset+panel_offset-(jack_diameter/2)" office:value-type="float" office:value="218.31" calcext:value-type="float">
            <text:p>218.31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Envelope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offset x</text:p>
          </table:table-cell>
          <table:table-cell office:value-type="float" office:value="49.933" calcext:value-type="float">
            <text:p>49.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ffset y</text:p>
          </table:table-cell>
          <table:table-cell office:value-type="float" office:value="205.21" calcext:value-type="float">
            <text:p>205.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37]+env_x_offset-(led_diameter/2)" office:value-type="float" office:value="57.433" calcext:value-type="float">
            <text:p>57.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table:formula="of:=[.E38]+env_y_offset+panel_offset-(pot_diameter/2)" office:value-type="float" office:value="231.71" calcext:value-type="float">
            <text:p>231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tack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40]+env_x_offset-(led_diameter/2)" office:value-type="float" office:value="57.433" calcext:value-type="float">
            <text:p>57.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0" calcext:value-type="float">
            <text:p>80</text:p>
          </table:table-cell>
          <table:table-cell table:formula="of:=[.E41]+env_y_offset+panel_offset-(pot_diameter/2)" office:value-type="float" office:value="291.71" calcext:value-type="float">
            <text:p>291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ay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43]+env_x_offset-(led_diameter/2)" office:value-type="float" office:value="57.433" calcext:value-type="float">
            <text:p>57.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59.69" calcext:value-type="float">
            <text:p>59.69</text:p>
          </table:table-cell>
          <table:table-cell table:formula="of:=[.E44]+env_y_offset+panel_offset-(pot_diameter/2)" office:value-type="float" office:value="271.4" calcext:value-type="float">
            <text:p>271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tack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46]+env_x_offset-(knob_diameter/2)" office:value-type="float" office:value="53.933" calcext:value-type="float">
            <text:p>53.9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0" calcext:value-type="float">
            <text:p>80</text:p>
          </table:table-cell>
          <table:table-cell table:formula="of:=[.E47]+env_y_offset+panel_offset-(knob_diameter/2)" office:value-type="float" office:value="288.96" calcext:value-type="float">
            <text:p>288.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ay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49]+env_x_offset-(knob_diameter/2)" office:value-type="float" office:value="53.933" calcext:value-type="float">
            <text:p>53.9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59.69" calcext:value-type="float">
            <text:p>59.69</text:p>
          </table:table-cell>
          <table:table-cell table:formula="of:=[.E50]+env_y_offset+panel_offset-(knob_diameter/2)" office:value-type="float" office:value="268.65" calcext:value-type="float">
            <text:p>268.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 Trigg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52]+env_x_offset-(jack_diameter/2)" office:value-type="float" office:value="56.933" calcext:value-type="float">
            <text:p>56.9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87" calcext:value-type="float">
            <text:p>102.87</text:p>
          </table:table-cell>
          <table:table-cell table:formula="of:=[.E53]+env_y_offset+panel_offset-(jack_diameter/2)" office:value-type="float" office:value="314.83" calcext:value-type="float">
            <text:p>314.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 O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55]+env_x_offset-(jack_diameter/2)" office:value-type="float" office:value="56.933" calcext:value-type="float">
            <text:p>56.933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7" office:value-type="string" calcext:value-type="string">
            <text:p>y</text:p>
          </table:table-cell>
          <table:table-cell table:style-name="ce7" office:value-type="float" office:value="10.16" calcext:value-type="float">
            <text:p>10.16</text:p>
          </table:table-cell>
          <table:table-cell table:formula="of:=[.E56]+env_y_offset+panel_offset-(jack_diameter/2)" office:value-type="float" office:value="222.12" calcext:value-type="float">
            <text:p>222.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6"/>
          <table:table-cell table:style-name="ce6" office:value-type="string" calcext:value-type="string">
            <text:p>y</text:p>
          </table:table-cell>
          <table:table-cell table:style-name="ce6"/>
          <table:table-cell table:style-name="ce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Filter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offset x</text:p>
          </table:table-cell>
          <table:table-cell office:value-type="float" office:value="79.933" calcext:value-type="float">
            <text:p>79.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ffset y</text:p>
          </table:table-cell>
          <table:table-cell office:value-type="float" office:value="205.21" calcext:value-type="float">
            <text:p>205.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ed 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7.62" calcext:value-type="float">
            <text:p>7.62</text:p>
          </table:table-cell>
          <table:table-cell table:formula="of:=[.E65]+lpf_x_offset-(led_diameter/2)" office:value-type="float" office:value="85.053" calcext:value-type="float">
            <text:p>85.0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.77" calcext:value-type="float">
            <text:p>24.77</text:p>
          </table:table-cell>
          <table:table-cell table:formula="of:=[.E66]+lpf_y_offset+panel_offset-(pot_diameter/2)" office:value-type="float" office:value="236.48" calcext:value-type="float">
            <text:p>236.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d 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0.32" calcext:value-type="float">
            <text:p>20.32</text:p>
          </table:table-cell>
          <table:table-cell table:formula="of:=[.E68]+lpf_x_offset-(led_diameter/2)" office:value-type="float" office:value="97.753" calcext:value-type="float">
            <text:p>97.7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.77" calcext:value-type="float">
            <text:p>24.77</text:p>
          </table:table-cell>
          <table:table-cell table:formula="of:=[.E69]+lpf_y_offset+panel_offset-(pot_diameter/2)" office:value-type="float" office:value="236.48" calcext:value-type="float">
            <text:p>236.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V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6.95" calcext:value-type="float">
            <text:p>6.9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75" calcext:value-type="float">
            <text:p>102.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t Off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6.88" calcext:value-type="float">
            <text:p>86.8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onance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56" calcext:value-type="float">
            <text:p>14.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V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75" calcext:value-type="float">
            <text:p>102.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ut Off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6.88" calcext:value-type="float">
            <text:p>86.8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onance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53.85" calcext:value-type="float">
            <text:p>53.8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ack C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2.99" calcext:value-type="float">
            <text:p>22.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75" calcext:value-type="float">
            <text:p>102.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ack 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 table:formula="of:=[.E92]+lpf_x_offset-(jack_diameter/2)" office:value-type="float" office:value="91.663" calcext:value-type="float">
            <text:p>91.6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7.47" calcext:value-type="float">
            <text:p>37.47</text:p>
          </table:table-cell>
          <table:table-cell table:formula="of:=[.E93]+lpf_y_offset+panel_offset-(jack_diameter/2)" office:value-type="float" office:value="249.43" calcext:value-type="float">
            <text:p>249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 O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 table:formula="of:=[.E95]+lpf_x_offset-(jack_diameter/2)" office:value-type="float" office:value="91.663" calcext:value-type="float">
            <text:p>91.663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8.26" calcext:value-type="float">
            <text:p>8.26</text:p>
          </table:table-cell>
          <table:table-cell table:style-name="ce10" table:formula="of:=[.E96]+lpf_y_offset+panel_offset-(jack_diameter/2)" office:value-type="float" office:value="220.22" calcext:value-type="float">
            <text:p>220.22</text:p>
          </table:table-cell>
        </table:table-row>
      </table:table>
      <table:named-expressions>
        <table:named-range table:name="clock_x_offset" table:base-cell-address="$Sheet1.$D$12" table:cell-range-address="$Sheet1.$D$12"/>
        <table:named-range table:name="clock_y_offset" table:base-cell-address="$Sheet1.$D$13" table:cell-range-address="$Sheet1.$D$13"/>
        <table:named-range table:name="env_x_offset" table:base-cell-address="$Sheet1.$D$31" table:cell-range-address="$Sheet1.$D$34"/>
        <table:named-range table:name="env_y_offset" table:base-cell-address="$Sheet1.$D$32" table:cell-range-address="$Sheet1.$D$35"/>
        <table:named-range table:name="jack_diameter" table:base-cell-address="$Sheet1.$B$7" table:cell-range-address="$Sheet1.$B$7"/>
        <table:named-range table:name="knob_diameter" table:base-cell-address="$Sheet1.$B$6" table:cell-range-address="$Sheet1.$B$6"/>
        <table:named-range table:name="led_diameter" table:base-cell-address="$Sheet1.$B$4" table:cell-range-address="$Sheet1.$B$4"/>
        <table:named-range table:name="led_radius" table:base-cell-address="$Sheet1.$B$4" table:cell-range-address="$Sheet1.$B$4"/>
        <table:named-range table:name="lpf_x_offset" table:base-cell-address="$Sheet1.$D$62" table:cell-range-address="$Sheet1.$D$62"/>
        <table:named-range table:name="lpf_y_offset" table:base-cell-address="$Sheet1.$D$63" table:cell-range-address="$Sheet1.$D$63"/>
        <table:named-range table:name="panel_height" table:base-cell-address="$Sheet1.$B$2" table:cell-range-address="$Sheet1.$B$2"/>
        <table:named-range table:name="panel_offset" table:base-cell-address="$Sheet1.$B$9" table:cell-range-address="$Sheet1.$B$9"/>
        <table:named-range table:name="pcb_height" table:base-cell-address="$Sheet1.$B$3" table:cell-range-address="$Sheet1.$B$3"/>
        <table:named-range table:name="pot_diameter" table:base-cell-address="$Sheet1.$B$5" table:cell-range-address="$Sheet1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03:55.877000000</meta:creation-date>
    <meta:generator>LibreOffice/6.1.4.2$Windows_X86_64 LibreOffice_project/9d0f32d1f0b509096fd65e0d4bec26ddd1938fd3</meta:generator>
    <dc:date>2019-08-20T12:57:08.747000000</dc:date>
    <meta:editing-duration>PT1H53M</meta:editing-duration>
    <meta:editing-cycles>26</meta:editing-cycles>
    <meta:document-statistic meta:table-count="1" meta:cell-count="185" meta:object-count="0"/>
  </office:meta>
</office:document-meta>
</file>